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start" style:justify-single-word="false"/>
      <style:text-properties officeooo:rsid="06e9612c" officeooo:paragraph-rsid="06e9612c"/>
    </style:style>
    <style:style style:name="P6" style:family="paragraph" style:parent-style-name="Standard">
      <style:paragraph-properties fo:text-align="start" style:justify-single-word="false"/>
      <style:text-properties officeooo:rsid="06e963bb" officeooo:paragraph-rsid="06e963bb"/>
    </style:style>
    <style:style style:name="P7" style:family="paragraph" style:parent-style-name="Standard">
      <style:paragraph-properties fo:text-align="start" style:justify-single-word="false"/>
      <style:text-properties officeooo:rsid="06ea7a44" officeooo:paragraph-rsid="06ea7a44"/>
    </style:style>
    <style:style style:name="P8"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6e9612c" fo:background-color="transparent" style:font-size-asian="8pt" style:font-style-asian="normal" style:font-weight-asian="normal" style:font-size-complex="8pt" style:font-style-complex="normal" style:font-weight-complex="normal"/>
    </style:style>
    <style:style style:name="P9"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start" style:justify-single-word="false" fo:break-before="pag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9612c"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a7a44"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officeooo:rsid="06ea7a44" officeooo:paragraph-rsid="06ef5fa0"/>
    </style:style>
    <style:style style:name="P14" style:family="paragraph" style:parent-style-name="Standard">
      <style:paragraph-properties fo:text-align="start" style:justify-single-word="false"/>
      <style:text-properties officeooo:rsid="06ef5fa0" officeooo:paragraph-rsid="06ef5fa0"/>
    </style:style>
    <style:style style:name="P15" style:family="paragraph" style:parent-style-name="Standard">
      <style:paragraph-properties fo:text-align="start" style:justify-single-word="false"/>
      <style:text-properties officeooo:rsid="06ef94cb" officeooo:paragraph-rsid="06ef94cb"/>
    </style:style>
    <style:style style:name="P16" style:family="paragraph" style:parent-style-name="Standard">
      <style:paragraph-properties fo:text-align="start" style:justify-single-word="false"/>
      <style:text-properties style:text-position="0% 100%" fo:font-style="normal" officeooo:rsid="06ef94cb" officeooo:paragraph-rsid="06ef94cb" style:font-style-asian="normal" style:font-style-complex="normal"/>
    </style:style>
    <style:style style:name="P17" style:family="paragraph" style:parent-style-name="Standard">
      <style:paragraph-properties fo:text-align="start" style:justify-single-word="false"/>
      <style:text-properties style:text-position="0% 100%" fo:font-style="normal" officeooo:rsid="06fa7412" officeooo:paragraph-rsid="06fa7412" style:font-style-asian="normal" style:font-style-complex="normal"/>
    </style:style>
    <style:style style:name="P18" style:family="paragraph" style:parent-style-name="Standard">
      <style:paragraph-properties fo:text-align="start" style:justify-single-word="false"/>
      <style:text-properties style:text-position="0% 100%" fo:font-style="normal" officeooo:rsid="06fdc2d5" officeooo:paragraph-rsid="06fdc2d5" style:font-style-asian="normal" style:font-style-complex="normal"/>
    </style:style>
    <style:style style:name="P19" style:family="paragraph" style:parent-style-name="Standard">
      <style:paragraph-properties fo:text-align="start" style:justify-single-word="false"/>
      <style:text-properties style:text-position="0% 100%" fo:font-style="normal" officeooo:rsid="06ff8c91" officeooo:paragraph-rsid="06ff8c91" style:font-style-asian="normal" style:font-style-complex="normal"/>
    </style:style>
    <style:style style:name="P20" style:family="paragraph" style:parent-style-name="Standard">
      <style:paragraph-properties fo:text-align="start" style:justify-single-word="false"/>
      <style:text-properties style:text-position="0% 100%" fo:font-style="normal" officeooo:rsid="07008d3b" officeooo:paragraph-rsid="07008d3b" style:font-style-asian="normal" style:font-style-complex="normal"/>
    </style:style>
    <style:style style:name="P21" style:family="paragraph" style:parent-style-name="Standard">
      <style:paragraph-properties fo:text-align="start" style:justify-single-word="false"/>
      <style:text-properties style:text-position="0% 100%" fo:font-style="normal" officeooo:rsid="07057ff6" officeooo:paragraph-rsid="07057ff6" style:font-style-asian="normal" style:font-style-complex="normal"/>
    </style:style>
    <style:style style:name="P22" style:family="paragraph" style:parent-style-name="Standard">
      <style:paragraph-properties fo:text-align="start" style:justify-single-word="false"/>
      <style:text-properties style:text-position="0% 100%" fo:font-style="normal" officeooo:rsid="0705a8a1" officeooo:paragraph-rsid="0705a8a1" style:font-style-asian="normal" style:font-style-complex="normal"/>
    </style:style>
    <style:style style:name="P23" style:family="paragraph" style:parent-style-name="Standard">
      <style:paragraph-properties fo:text-align="start" style:justify-single-word="false"/>
      <style:text-properties style:text-position="0% 100%" fo:font-style="normal" officeooo:rsid="070840d9" officeooo:paragraph-rsid="070840d9" style:font-style-asian="normal" style:font-style-complex="normal"/>
    </style:style>
    <style:style style:name="P24" style:family="paragraph" style:parent-style-name="Standard">
      <style:paragraph-properties fo:text-align="start" style:justify-single-word="false"/>
      <style:text-properties style:text-position="0% 100%" fo:font-style="normal" officeooo:rsid="070c2b67" officeooo:paragraph-rsid="070c2b67" style:font-style-asian="normal" style:font-style-complex="normal"/>
    </style:style>
    <style:style style:name="P25" style:family="paragraph" style:parent-style-name="Standard">
      <style:paragraph-properties fo:text-align="start" style:justify-single-word="false" fo:break-before="page"/>
      <style:text-properties style:text-position="0% 100%" fo:font-style="normal" officeooo:rsid="070dcad7" officeooo:paragraph-rsid="070dcad7" style:font-style-asian="normal" style:font-style-complex="normal"/>
    </style:style>
    <style:style style:name="P26" style:family="paragraph" style:parent-style-name="Standard">
      <style:paragraph-properties fo:text-align="start" style:justify-single-word="false"/>
      <style:text-properties style:text-position="0% 100%" fo:font-style="normal" officeooo:rsid="070dcad7" officeooo:paragraph-rsid="070dcad7" style:font-style-asian="normal" style:font-style-complex="normal"/>
    </style:style>
    <style:style style:name="P27" style:family="paragraph" style:parent-style-name="Standard">
      <style:paragraph-properties fo:text-align="start" style:justify-single-word="false"/>
      <style:text-properties style:text-position="0% 100%" fo:font-style="normal" officeooo:rsid="070f39c6" officeooo:paragraph-rsid="070f39c6" style:font-style-asian="normal" style:font-style-complex="normal"/>
    </style:style>
    <style:style style:name="P28" style:family="paragraph" style:parent-style-name="Standard">
      <style:paragraph-properties fo:text-align="start" style:justify-single-word="false" fo:break-before="page"/>
      <style:text-properties style:text-position="0% 100%" fo:font-style="normal" officeooo:rsid="070f47df" officeooo:paragraph-rsid="070f47df" style:font-style-asian="normal" style:font-style-complex="normal"/>
    </style:style>
    <style:style style:name="P29" style:family="paragraph" style:parent-style-name="Standard">
      <style:paragraph-properties fo:text-align="start" style:justify-single-word="false"/>
      <style:text-properties style:text-position="0% 100%" fo:font-style="normal" officeooo:rsid="070f47df" officeooo:paragraph-rsid="070f47df" style:font-style-asian="normal" style:font-style-complex="normal"/>
    </style:style>
    <style:style style:name="P30" style:family="paragraph" style:parent-style-name="Standard">
      <style:paragraph-properties fo:text-align="start" style:justify-single-word="false"/>
      <style:text-properties style:text-position="0% 100%" fo:font-style="normal" officeooo:rsid="071102fe" officeooo:paragraph-rsid="071102fe" style:font-style-asian="normal" style:font-style-complex="normal"/>
    </style:style>
    <style:style style:name="P31" style:family="paragraph" style:parent-style-name="Standard">
      <style:paragraph-properties fo:text-align="start" style:justify-single-word="false"/>
      <style:text-properties style:text-position="0% 100%" fo:font-style="normal" officeooo:rsid="0713fc73" officeooo:paragraph-rsid="0713fc73" style:font-style-asian="normal" style:font-style-complex="normal"/>
    </style:style>
    <style:style style:name="P32" style:family="paragraph" style:parent-style-name="Standard">
      <style:paragraph-properties fo:text-align="start" style:justify-single-word="false"/>
      <style:text-properties style:text-position="0% 100%" fo:font-style="normal" officeooo:rsid="07165dea" officeooo:paragraph-rsid="07165dea" style:font-style-asian="normal" style:font-style-complex="normal"/>
    </style:style>
    <style:style style:name="P33" style:family="paragraph" style:parent-style-name="Standard">
      <style:paragraph-properties fo:text-align="start" style:justify-single-word="false"/>
      <style:text-properties style:text-position="0% 100%" fo:font-style="italic" officeooo:rsid="06fdc2d5" officeooo:paragraph-rsid="06fdc2d5" style:font-style-asian="italic" style:font-style-complex="italic"/>
    </style:style>
    <style:style style:name="P34" style:family="paragraph" style:parent-style-name="Standard">
      <style:paragraph-properties fo:text-align="start" style:justify-single-word="false"/>
      <style:text-properties style:text-position="0% 100%" fo:font-style="italic" officeooo:rsid="070510d9" officeooo:paragraph-rsid="070510d9" style:font-style-asian="italic" style:font-style-complex="italic"/>
    </style:style>
    <style:style style:name="P35" style:family="paragraph" style:parent-style-name="Standard">
      <style:paragraph-properties fo:text-align="start" style:justify-single-word="false"/>
      <style:text-properties style:text-position="0% 100%" fo:font-style="italic" officeooo:rsid="0705a8a1" officeooo:paragraph-rsid="0705a8a1" style:font-style-asian="italic" style:font-style-complex="italic"/>
    </style:style>
    <style:style style:name="P36" style:family="paragraph" style:parent-style-name="Standard">
      <style:paragraph-properties fo:text-align="start" style:justify-single-word="false"/>
      <style:text-properties style:text-position="0% 100%" fo:font-style="italic" officeooo:rsid="0713fc73" officeooo:paragraph-rsid="0713fc73" style:font-style-asian="italic" style:font-style-complex="italic"/>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6e9612c"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6e963b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6ea7a44"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6ec3af0"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706f97f"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13" style:family="text">
      <style:text-properties fo:color="#ffffff" loext:opacity="100%" style:text-position="0% 100%" style:font-name="PT Mono" fo:font-size="8pt" fo:font-style="italic" fo:font-weight="normal" officeooo:rsid="0706f97f" fo:background-color="transparent" loext:char-shading-value="0" style:font-size-asian="8pt" style:font-style-asian="italic" style:font-weight-asian="normal" style:font-size-complex="8pt" style:font-style-complex="italic" style:font-weight-complex="normal"/>
    </style:style>
    <style:style style:name="T14" style:family="text">
      <style:text-properties fo:color="#ffffff" loext:opacity="100%" style:text-position="0% 100%" style:font-name="PT Mono" fo:font-size="8pt" style:text-underline-style="none" fo:font-weight="normal" fo:background-color="transparent" loext:char-shading-value="0" style:font-size-asian="8pt" style:font-weight-asian="normal" style:font-size-complex="8pt" style:font-weight-complex="normal"/>
    </style:style>
    <style:style style:name="T15" style:family="text">
      <style:text-properties fo:color="#ffffff" loext:opacity="100%" style:text-position="0% 100%" style:font-name="PT Mono" fo:font-size="16pt" fo:font-style="normal" fo:font-weight="bold" officeooo:rsid="06e9612c" fo:background-color="transparent" loext:char-shading-value="0" style:font-size-asian="16pt" style:font-style-asian="normal" style:font-weight-asian="bold" style:font-size-complex="16pt" style:font-style-complex="normal" style:font-weight-complex="bold"/>
    </style:style>
    <style:style style:name="T16"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super 58%"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super 58%"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super 58%"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super 58%"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super 58%"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22" style:family="text">
      <style:text-properties fo:color="#ffffff" loext:opacity="100%" style:text-position="super 58%"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23" style:family="text">
      <style:text-properties fo:color="#ffffff" loext:opacity="100%" style:text-position="super 58%" style:font-name="PT Mono" fo:font-size="8pt" fo:font-weight="normal" fo:background-color="transparent" loext:char-shading-value="0" style:font-size-asian="8pt" style:font-weight-asian="normal" style:font-size-complex="8pt" style:font-weight-complex="normal"/>
    </style:style>
    <style:style style:name="T24" style:family="text">
      <style:text-properties fo:color="#ffffff" loext:opacity="100%" style:text-position="super 58%" style:font-name="PT Mono" fo:font-size="8pt" fo:font-weight="normal" officeooo:rsid="06f06c9d" fo:background-color="transparent" loext:char-shading-value="0" style:font-size-asian="8pt" style:font-weight-asian="normal" style:font-size-complex="8pt" style:font-weight-complex="normal"/>
    </style:style>
    <style:style style:name="T25" style:family="text">
      <style:text-properties fo:color="#ffffff" loext:opacity="100%" style:text-position="super 58%" style:font-name="PT Mono" fo:font-size="8pt" fo:font-weight="normal" officeooo:rsid="06f215f0" fo:background-color="transparent" loext:char-shading-value="0" style:font-size-asian="8pt" style:font-weight-asian="normal" style:font-size-complex="8pt" style:font-weight-complex="normal"/>
    </style:style>
    <style:style style:name="T26" style:family="text">
      <style:text-properties fo:color="#ffffff" loext:opacity="100%" style:text-position="super 58%" style:font-name="PT Mono" fo:font-size="8pt" fo:font-weight="normal" officeooo:rsid="06f3ca96" fo:background-color="transparent" loext:char-shading-value="0" style:font-size-asian="8pt" style:font-weight-asian="normal" style:font-size-complex="8pt" style:font-weight-complex="normal"/>
    </style:style>
    <style:style style:name="T27" style:family="text">
      <style:text-properties fo:color="#ffffff" loext:opacity="100%" style:text-position="super 58%" style:font-name="PT Mono" fo:font-size="8pt" fo:font-weight="normal" officeooo:rsid="06f630f7" fo:background-color="transparent" loext:char-shading-value="0" style:font-size-asian="8pt" style:font-weight-asian="normal" style:font-size-complex="8pt" style:font-weight-complex="normal"/>
    </style:style>
    <style:style style:name="T28" style:family="text">
      <style:text-properties fo:color="#ffffff" loext:opacity="100%" style:text-position="super 58%" style:font-name="PT Mono" fo:font-size="8pt" fo:font-weight="normal" officeooo:rsid="06f8f844" fo:background-color="transparent" loext:char-shading-value="0" style:font-size-asian="8pt" style:font-weight-asian="normal" style:font-size-complex="8pt" style:font-weight-complex="normal"/>
    </style:style>
    <style:style style:name="T29" style:family="text">
      <style:text-properties fo:color="#ffffff" loext:opacity="100%" style:text-position="super 58%" style:font-name="PT Mono" fo:font-size="8pt" fo:font-weight="normal" officeooo:rsid="06fb2874" fo:background-color="transparent" loext:char-shading-value="0" style:font-size-asian="8pt" style:font-weight-asian="normal" style:font-size-complex="8pt" style:font-weight-complex="normal"/>
    </style:style>
    <style:style style:name="T30" style:family="text">
      <style:text-properties fo:color="#ffffff" loext:opacity="100%" style:text-position="super 58%" style:font-name="PT Mono" fo:font-size="8pt" fo:font-weight="normal" officeooo:rsid="06fcf58d" fo:background-color="transparent" loext:char-shading-value="0" style:font-size-asian="8pt" style:font-weight-asian="normal" style:font-size-complex="8pt" style:font-weight-complex="normal"/>
    </style:style>
    <style:style style:name="T31" style:family="text">
      <style:text-properties fo:color="#ffffff" loext:opacity="100%" style:text-position="super 58%" style:font-name="PT Mono" fo:font-size="8pt" style:text-underline-style="none" fo:font-weight="normal" fo:background-color="transparent" loext:char-shading-value="0" style:font-size-asian="8pt" style:font-weight-asian="normal" style:font-size-complex="8pt" style:font-weight-complex="normal"/>
    </style:style>
    <style:style style:name="T32" style:family="text">
      <style:text-properties fo:color="#ffffff" loext:opacity="100%" style:text-position="super 58%"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33" style:family="text">
      <style:text-properties fo:color="#ffffff" loext:opacity="100%" style:text-position="super 58%"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34" style:family="text">
      <style:text-properties fo:color="#ffffff" loext:opacity="100%" style:text-position="super 58%"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35" style:family="text">
      <style:text-properties fo:color="#ffffff" loext:opacity="100%" style:text-position="super 58%"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36" style:family="text">
      <style:text-properties fo:color="#ffffff" loext:opacity="100%" style:text-position="super 58%" style:font-name="PT Mono" fo:font-size="8pt" style:text-underline-style="none" fo:font-weight="normal" officeooo:rsid="070c209f" fo:background-color="transparent" loext:char-shading-value="0" style:font-size-asian="8pt" style:font-weight-asian="normal" style:font-size-complex="8pt" style:font-weight-complex="normal"/>
    </style:style>
    <style:style style:name="T37" style:family="text">
      <style:text-properties fo:color="#ffffff" loext:opacity="100%" style:text-position="super 58%" style:font-name="PT Mono" fo:font-size="8pt" style:text-underline-style="none" fo:font-weight="normal" officeooo:rsid="070e9860" fo:background-color="transparent" loext:char-shading-value="0" style:font-size-asian="8pt" style:font-weight-asian="normal" style:font-size-complex="8pt" style:font-weight-complex="normal"/>
    </style:style>
    <style:style style:name="T38" style:family="text">
      <style:text-properties fo:color="#ffffff" loext:opacity="100%" style:text-position="super 58%" style:font-name="PT Mono" fo:font-size="8pt" style:text-underline-style="none" fo:font-weight="normal" officeooo:rsid="070fe087" fo:background-color="transparent" loext:char-shading-value="0" style:font-size-asian="8pt" style:font-weight-asian="normal" style:font-size-complex="8pt" style:font-weight-complex="normal"/>
    </style:style>
    <style:style style:name="T39" style:family="text">
      <style:text-properties fo:color="#ffffff" loext:opacity="100%" style:text-position="super 58%" style:font-name="PT Mono" fo:font-size="8pt" style:text-underline-style="none" fo:font-weight="normal" officeooo:rsid="0712e8c7" fo:background-color="transparent" loext:char-shading-value="0" style:font-size-asian="8pt" style:font-weight-asian="normal" style:font-size-complex="8pt" style:font-weight-complex="normal"/>
    </style:style>
    <style:style style:name="T40" style:family="text">
      <style:text-properties fo:color="#ffffff" loext:opacity="100%" style:text-position="super 58%" style:font-name="PT Mono" fo:font-size="8pt" style:text-underline-style="none" fo:font-weight="normal" officeooo:rsid="0713fc73" fo:background-color="transparent" loext:char-shading-value="0" style:font-size-asian="8pt" style:font-weight-asian="normal" style:font-size-complex="8pt" style:font-weight-complex="normal"/>
    </style:style>
    <style:style style:name="T41" style:family="text">
      <style:text-properties fo:color="#ffffff" loext:opacity="100%" style:text-position="super 58%" style:font-name="PT Mono" fo:font-size="8pt" style:text-underline-style="none" fo:font-weight="normal" officeooo:rsid="07149d9c" fo:background-color="transparent" loext:char-shading-value="0" style:font-size-asian="8pt" style:font-weight-asian="normal" style:font-size-complex="8pt" style:font-weight-complex="normal"/>
    </style:style>
    <style:style style:name="T42" style:family="text">
      <style:text-properties fo:color="#ffffff" loext:opacity="100%" style:font-name="PT Mono" fo:font-size="8pt" fo:font-weight="normal" fo:background-color="transparent" loext:char-shading-value="0" style:font-size-asian="8pt" style:font-weight-asian="normal" style:font-size-complex="8pt" style:font-weight-complex="normal"/>
    </style:style>
    <style:style style:name="T43" style:family="text">
      <style:text-properties fo:color="#ffffff" loext:opacity="100%" style:font-name="PT Mono" fo:font-size="8pt" fo:font-weight="normal" officeooo:rsid="06f06c9d" fo:background-color="transparent" loext:char-shading-value="0" style:font-size-asian="8pt" style:font-weight-asian="normal" style:font-size-complex="8pt" style:font-weight-complex="normal"/>
    </style:style>
    <style:style style:name="T44" style:family="text">
      <style:text-properties fo:color="#ffffff" loext:opacity="100%" style:font-name="PT Mono" fo:font-size="8pt" fo:font-weight="normal" officeooo:rsid="06f215f0" fo:background-color="transparent" loext:char-shading-value="0" style:font-size-asian="8pt" style:font-weight-asian="normal" style:font-size-complex="8pt" style:font-weight-complex="normal"/>
    </style:style>
    <style:style style:name="T45" style:family="text">
      <style:text-properties fo:color="#ffffff" loext:opacity="100%" style:font-name="PT Mono" fo:font-size="8pt" fo:font-weight="normal" officeooo:rsid="06f3ca96" fo:background-color="transparent" loext:char-shading-value="0" style:font-size-asian="8pt" style:font-weight-asian="normal" style:font-size-complex="8pt" style:font-weight-complex="normal"/>
    </style:style>
    <style:style style:name="T46" style:family="text">
      <style:text-properties fo:color="#ffffff" loext:opacity="100%" style:font-name="PT Mono" fo:font-size="8pt" fo:font-weight="normal" officeooo:rsid="06f46c34" fo:background-color="transparent" loext:char-shading-value="0" style:font-size-asian="8pt" style:font-weight-asian="normal" style:font-size-complex="8pt" style:font-weight-complex="normal"/>
    </style:style>
    <style:style style:name="T47" style:family="text">
      <style:text-properties fo:color="#ffffff" loext:opacity="100%" style:font-name="PT Mono" fo:font-size="8pt" fo:font-weight="normal" officeooo:rsid="06f630f7" fo:background-color="transparent" loext:char-shading-value="0" style:font-size-asian="8pt" style:font-weight-asian="normal" style:font-size-complex="8pt" style:font-weight-complex="normal"/>
    </style:style>
    <style:style style:name="T48" style:family="text">
      <style:text-properties fo:color="#ffffff" loext:opacity="100%" style:font-name="PT Mono" fo:font-size="8pt" fo:font-weight="normal" officeooo:rsid="06f765bd" fo:background-color="transparent" loext:char-shading-value="0" style:font-size-asian="8pt" style:font-weight-asian="normal" style:font-size-complex="8pt" style:font-weight-complex="normal"/>
    </style:style>
    <style:style style:name="T49" style:family="text">
      <style:text-properties fo:color="#ffffff" loext:opacity="100%" style:font-name="PT Mono" fo:font-size="8pt" fo:font-weight="normal" officeooo:rsid="06f9b1c8" fo:background-color="transparent" loext:char-shading-value="0" style:font-size-asian="8pt" style:font-weight-asian="normal" style:font-size-complex="8pt" style:font-weight-complex="normal"/>
    </style:style>
    <style:style style:name="T50" style:family="text">
      <style:text-properties fo:color="#ffffff" loext:opacity="100%" style:font-name="PT Mono" fo:font-size="8pt" fo:font-weight="normal" officeooo:rsid="06fa7412" fo:background-color="transparent" loext:char-shading-value="0" style:font-size-asian="8pt" style:font-weight-asian="normal" style:font-size-complex="8pt" style:font-weight-complex="normal"/>
    </style:style>
    <style:style style:name="T51" style:family="text">
      <style:text-properties fo:color="#ffffff" loext:opacity="100%" style:font-name="PT Mono" fo:font-size="8pt" fo:font-weight="normal" officeooo:rsid="06fb2874" fo:background-color="transparent" loext:char-shading-value="0" style:font-size-asian="8pt" style:font-weight-asian="normal" style:font-size-complex="8pt" style:font-weight-complex="normal"/>
    </style:style>
    <style:style style:name="T52" style:family="text">
      <style:text-properties fo:color="#ffffff" loext:opacity="100%" style:font-name="PT Mono" fo:font-size="8pt" fo:font-weight="normal" officeooo:rsid="06fcf58d" fo:background-color="transparent" loext:char-shading-value="0" style:font-size-asian="8pt" style:font-weight-asian="normal" style:font-size-complex="8pt" style:font-weight-complex="normal"/>
    </style:style>
    <style:style style:name="T53" style:family="text">
      <style:text-properties fo:color="#ffffff" loext:opacity="100%" style:font-name="PT Mono" fo:font-size="8pt" fo:font-weight="normal" officeooo:rsid="06fcf62c" fo:background-color="transparent" loext:char-shading-value="0" style:font-size-asian="8pt" style:font-weight-asian="normal" style:font-size-complex="8pt" style:font-weight-complex="normal"/>
    </style:style>
    <style:style style:name="T54" style:family="text">
      <style:text-properties fo:color="#ffffff" loext:opacity="100%" style:font-name="PT Mono" fo:font-size="8pt" fo:font-weight="normal" officeooo:rsid="0706f97f" fo:background-color="transparent" loext:char-shading-value="0" style:font-size-asian="8pt" style:font-weight-asian="normal" style:font-size-complex="8pt" style:font-weight-complex="normal"/>
    </style:style>
    <style:style style:name="T55" style:family="text">
      <style:text-properties fo:color="#ffffff" loext:opacity="100%" style:font-name="PT Mono" fo:font-size="8pt" style:text-underline-style="solid" style:text-underline-width="auto" style:text-underline-color="font-color"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font-name="PT Mono" fo:font-size="8pt" style:text-underline-style="none" fo:font-weight="normal" fo:background-color="transparent" loext:char-shading-value="0" style:font-size-asian="8pt" style:font-weight-asian="normal" style:font-size-complex="8pt" style:font-weight-complex="normal"/>
    </style:style>
    <style:style style:name="T57" style:family="text">
      <style:text-properties fo:color="#ffffff" loext:opacity="100%"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58" style:family="text">
      <style:text-properties fo:color="#ffffff" loext:opacity="100%" style:font-name="PT Mono" fo:font-size="8pt" style:text-underline-style="none" fo:font-weight="normal" officeooo:rsid="06ff8c91" fo:background-color="transparent" loext:char-shading-value="0" style:font-size-asian="8pt" style:font-weight-asian="normal" style:font-size-complex="8pt" style:font-weight-complex="normal"/>
    </style:style>
    <style:style style:name="T59" style:family="text">
      <style:text-properties fo:color="#ffffff" loext:opacity="100%" style:font-name="PT Mono" fo:font-size="8pt" style:text-underline-style="none" fo:font-weight="normal" officeooo:rsid="06ffac83" fo:background-color="transparent" loext:char-shading-value="0" style:font-size-asian="8pt" style:font-weight-asian="normal" style:font-size-complex="8pt" style:font-weight-complex="normal"/>
    </style:style>
    <style:style style:name="T60" style:family="text">
      <style:text-properties fo:color="#ffffff" loext:opacity="100%" style:font-name="PT Mono" fo:font-size="8pt" style:text-underline-style="none" fo:font-weight="normal" officeooo:rsid="0701b35a" fo:background-color="transparent" loext:char-shading-value="0" style:font-size-asian="8pt" style:font-weight-asian="normal" style:font-size-complex="8pt" style:font-weight-complex="normal"/>
    </style:style>
    <style:style style:name="T61" style:family="text">
      <style:text-properties fo:color="#ffffff" loext:opacity="100%"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62" style:family="text">
      <style:text-properties fo:color="#ffffff" loext:opacity="100%" style:font-name="PT Mono" fo:font-size="8pt" style:text-underline-style="none" fo:font-weight="normal" officeooo:rsid="070840d9" fo:background-color="transparent" loext:char-shading-value="0" style:font-size-asian="8pt" style:font-weight-asian="normal" style:font-size-complex="8pt" style:font-weight-complex="normal"/>
    </style:style>
    <style:style style:name="T63" style:family="text">
      <style:text-properties fo:color="#ffffff" loext:opacity="100%"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64" style:family="text">
      <style:text-properties fo:color="#ffffff" loext:opacity="100%"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65" style:family="text">
      <style:text-properties fo:color="#ffffff" loext:opacity="100%" style:font-name="PT Mono" fo:font-size="8pt" style:text-underline-style="none" fo:font-weight="normal" officeooo:rsid="070c209f" fo:background-color="transparent" loext:char-shading-value="0" style:font-size-asian="8pt" style:font-weight-asian="normal" style:font-size-complex="8pt" style:font-weight-complex="normal"/>
    </style:style>
    <style:style style:name="T66" style:family="text">
      <style:text-properties fo:color="#ffffff" loext:opacity="100%" style:font-name="PT Mono" fo:font-size="8pt" style:text-underline-style="none" fo:font-weight="normal" officeooo:rsid="070e9860" fo:background-color="transparent" loext:char-shading-value="0" style:font-size-asian="8pt" style:font-weight-asian="normal" style:font-size-complex="8pt" style:font-weight-complex="normal"/>
    </style:style>
    <style:style style:name="T67" style:family="text">
      <style:text-properties fo:color="#ffffff" loext:opacity="100%" style:font-name="PT Mono" fo:font-size="8pt" style:text-underline-style="none" fo:font-weight="normal" officeooo:rsid="070ee998" fo:background-color="transparent" loext:char-shading-value="0" style:font-size-asian="8pt" style:font-weight-asian="normal" style:font-size-complex="8pt" style:font-weight-complex="normal"/>
    </style:style>
    <style:style style:name="T68" style:family="text">
      <style:text-properties fo:color="#ffffff" loext:opacity="100%" style:font-name="PT Mono" fo:font-size="8pt" style:text-underline-style="none" fo:font-weight="normal" officeooo:rsid="070f39c6" fo:background-color="transparent" loext:char-shading-value="0" style:font-size-asian="8pt" style:font-weight-asian="normal" style:font-size-complex="8pt" style:font-weight-complex="normal"/>
    </style:style>
    <style:style style:name="T69" style:family="text">
      <style:text-properties fo:color="#ffffff" loext:opacity="100%" style:font-name="PT Mono" fo:font-size="8pt" style:text-underline-style="none" fo:font-weight="normal" officeooo:rsid="070f47df" fo:background-color="transparent" loext:char-shading-value="0" style:font-size-asian="8pt" style:font-weight-asian="normal" style:font-size-complex="8pt" style:font-weight-complex="normal"/>
    </style:style>
    <style:style style:name="T70" style:family="text">
      <style:text-properties fo:color="#ffffff" loext:opacity="100%" style:font-name="PT Mono" fo:font-size="8pt" style:text-underline-style="none" fo:font-weight="normal" officeooo:rsid="070fe087" fo:background-color="transparent" loext:char-shading-value="0" style:font-size-asian="8pt" style:font-weight-asian="normal" style:font-size-complex="8pt" style:font-weight-complex="normal"/>
    </style:style>
    <style:style style:name="T71" style:family="text">
      <style:text-properties fo:color="#ffffff" loext:opacity="100%" style:font-name="PT Mono" fo:font-size="8pt" style:text-underline-style="none" fo:font-weight="normal" officeooo:rsid="0712e8c7" fo:background-color="transparent" loext:char-shading-value="0" style:font-size-asian="8pt" style:font-weight-asian="normal" style:font-size-complex="8pt" style:font-weight-complex="normal"/>
    </style:style>
    <style:style style:name="T72" style:family="text">
      <style:text-properties fo:color="#ffffff" loext:opacity="100%" style:font-name="PT Mono" fo:font-size="8pt" style:text-underline-style="none" fo:font-weight="normal" officeooo:rsid="0713fc73" fo:background-color="transparent" loext:char-shading-value="0" style:font-size-asian="8pt" style:font-weight-asian="normal" style:font-size-complex="8pt" style:font-weight-complex="normal"/>
    </style:style>
    <style:style style:name="T73" style:family="text">
      <style:text-properties fo:color="#ffffff" loext:opacity="100%" style:font-name="PT Mono" fo:font-size="8pt" style:text-underline-style="none" fo:font-weight="normal" officeooo:rsid="07149d9c" fo:background-color="transparent" loext:char-shading-value="0" style:font-size-asian="8pt" style:font-weight-asian="normal" style:font-size-complex="8pt" style:font-weight-complex="normal"/>
    </style:style>
    <style:style style:name="T74" style:family="text">
      <style:text-properties fo:color="#ffffff" loext:opacity="100%" style:font-name="PT Mono" fo:font-size="8pt" fo:font-style="normal" style:text-underline-style="none" fo:font-weight="normal"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font-name="PT Mono" fo:font-size="8pt" fo:font-style="normal" style:text-underline-style="none" fo:font-weight="normal" officeooo:rsid="07149d9c"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77" style:family="text">
      <style:text-properties fo:color="#ffffff" loext:opacity="100%"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78" style:family="text">
      <style:text-properties fo:color="#ffffff" loext:opacity="100%" style:text-line-through-style="solid" style:text-line-through-type="single" style:font-name="PT Mono" fo:font-size="8pt" style:text-underline-style="none" fo:font-weight="normal" fo:background-color="transparent" loext:char-shading-value="0" style:font-size-asian="8pt" style:font-weight-asian="normal" style:font-size-complex="8pt" style:font-weight-complex="normal"/>
    </style:style>
    <style:style style:name="T79" style:family="text">
      <style:text-properties fo:color="#ffffff" loext:opacity="100%" style:text-line-through-style="none" style:text-line-through-type="none" style:font-name="PT Mono" fo:font-size="8pt" style:text-underline-style="none" fo:font-weight="normal" fo:background-color="transparent" loext:char-shading-value="0" style:font-size-asian="8pt" style:font-weight-asian="normal" style:font-size-complex="8pt" style:font-weight-complex="normal"/>
    </style:style>
    <style:style style:name="T80" style:family="text">
      <style:text-properties style:text-position="0% 100%"/>
    </style:style>
    <style:style style:name="T81" style:family="text">
      <style:text-properties officeooo:rsid="0706f9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15">R</text:span><text:span text:style-name="T4">oss </text:span><text:span text:style-name="T11">lay</text:span><text:span text:style-name="T3"> on the couch, drank cold coffee, looked at </text:span><text:span text:style-name="T4">his</text:span><text:span text:style-name="T3"> phone.</text:span><text:span text:style-name="T17">622</text:span><text:span text:style-name="T3"> </text:span><text:span text:style-name="T4">He drove down to Downing, loaded in drums, set up in the living room, had a slightly awkward rehearsal with Dulaney/Hannah, packed up, had tearful discussions, eventually went to bed.</text:span></text:p>
      <text:p text:style-name="P3"><text:span text:style-name="T4"/></text:p>
      <text:p text:style-name="P8">vii.iv</text:p>
      <text:p text:style-name="P5"><text:span text:style-name="T1"/></text:p>
      <text:p text:style-name="P5"><text:span text:style-name="T1">He woke, feeling fragile, made coffees, had his plans to move a piano with Kevin cancelled. Hannah suggested he hang out with friends but eventually realized she’d rather blow off work, so they grabbed swim shorts from Meyers, Chipotle, Starbucks, drove to </text:span><text:span text:style-name="T5">the Laurel River trailhead.</text:span></text:p>
      <text:p text:style-name="P9"><text:s text:c="4"/>They parked, walked for a while, found Liz &amp; friends, ate, swam, walked back to the car, started up the mountain, pulled <text:span text:style-name="T81">to</text:span> the side of the road, picked berries, continued on, stopped at a BBQ joint, ate <text:span text:style-name="T81">a bit</text:span>, took some to go, drove to Downing. Hannah napped and Ross emailed Morgan’s Comics about a job opening.</text:p>
      <text:p text:style-name="P9"><text:s text:c="3"/>At six, they drove to the Tunnel Road Ingles, then Liz’s, where they each ate two hot dogs, checked out art projects around the house, packed a table into the Space Bug, drove to Downing, hung next door. Hannah sewed up one of Suli’s toys, had a fashion show with Kathryn. Ross and Tim played chess.</text:p>
      <text:p text:style-name="P9"><text:s text:c="3"/>Hannah and Ross went back next door, cuddled in the middle room, went to sleep.</text:p>
      <text:p text:style-name="P10">vii.v</text:p>
      <text:p text:style-name="P6"><text:span text:style-name="T1"/></text:p>
      <text:p text:style-name="P9">Ross woke from intense dreams about a freakishly powerful/mysterious teacher at a boarding school, made coffees while Hannah <text:span text:style-name="T81">cooked</text:span> pancakes. He slowly packed up the last of his drums, sat on the couch looking at his phone until Hannah asked, “Are you stuck?”</text:p>
      <text:p text:style-name="P9"><text:s text:c="3"/>“I’m playing Wordle…”</text:p>
      <text:p text:style-name="P6"><text:span text:style-name="T1"><text:s text:c="3"/>He was indeed stuck. He went into the kitchen, asked if she needed help with anything. She said it would be better if he left, as he is the one who knows about time, and she ha</text:span><text:span text:style-name="T11">s</text:span><text:span text:style-name="T1"> a lot to do, and his presence is too calming. He scarfed two pancakes, drove up to Meyers, heard from </text:span><text:span text:style-name="T11">Stephen</text:span><text:span text:style-name="T1"> about how many trash bags of dead flies he had gathered in the basement, sat at the computer, wrote in his journal.</text:span><text:span text:style-name="T16">1121</text:span><text:span text:style-name="T1"> </text:span></text:p>
      <text:p text:style-name="P5"><text:span text:style-name="T1"><text:s text:c="3"/></text:span><text:span text:style-name="T6">Ross took a shower/shaved, </text:span><text:span text:style-name="T11">lay</text:span><text:span text:style-name="T6"> in bed a while, got dressed, drove to Downing, put monitors, mic stand, guitar, Fishman into the Camry, drove to </text:span><text:span text:style-name="T7">the Brew Pump. Ross got </text:span><text:span text:style-name="T11">g</text:span><text:span text:style-name="T7">as/hope waters while Hannah went across the street for rosemary chicken salad. </text:span><text:span text:style-name="T11">She</text:span><text:span text:style-name="T6"> was feeling anxious. They got coffee </text:span><text:span text:style-name="T7">in Sylva</text:span><text:span text:style-name="T6">, continued to exit 74, realized they actually wanted 64, parked next to Kevin, were soon joined by Cliff/Jackson, carpooled out to Jim &amp; Hal’s compound in Stacoah.</text:span></text:p>
      <text:p text:style-name="P11"><text:s text:c="3"/>They loaded in, set up, checked sounds, took turns playing music/eating until about 8:30, had a great time, drove back east to Downing, took just the guitar inside, went to sleep.</text:p>
      <text:p text:style-name="P5"><text:span text:style-name="T6"/></text:p>
      <text:p text:style-name="P12">vii.vi</text:p>
      <text:p text:style-name="P5"><text:span text:style-name="T1"/></text:p>
      <text:p text:style-name="P12">Ross’s alarm went off at 6:30. He went into Hannah’s room, gently checked to see if she had set <text:span text:style-name="T81">one </text:span>as well. She said she had for 6:45, so he went back to the middle room, got cuddles, hopped in the Camry, went to Starbucks, drove to Advance, went inside, ate breakfast, watched the start of the British F1, played music, took naps, got back in the car.</text:p>
      <text:p text:style-name="P7"><text:soft-page-break/><text:span text:style-name="T1"><text:s text:c="3"/>Hannah drove to exit 125 for Starbucks, gas, then on to Asheville, listening to </text:span><text:span text:style-name="T12">Here Comes the Sun, Money, Schism, Eulogy, Live &amp; Learn, In the End, Killing in the Name Of, </text:span><text:span text:style-name="T1">Two Steps From Hell. They loaded things from the Camry into Downing, kissed goodbye. Ross drove up to Meyers, thinking his break might have been long enough.</text:span><text:span text:style-name="T16">624</text:span><text:span text:style-name="T1"> </text:span></text:p>
      <text:p text:style-name="P13"><text:span text:style-name="T1"><text:s text:c="3"/></text:span><text:span text:style-name="T8">Kamaka ran UBRS </text:span><text:span text:style-name="T10">with LTD</text:span><text:span text:style-name="T8">.</text:span><text:span text:style-name="T18">752</text:span></text:p>
      <text:p text:style-name="P13"><text:span text:style-name="T8"><text:s text:c="3"/></text:span><text:span text:style-name="T9">Ross looked at Instagram.</text:span><text:span text:style-name="T19">829</text:span><text:span text:style-name="T9"> </text:span></text:p>
      <text:p text:style-name="P13"><text:span text:style-name="T9"><text:s text:c="3"/></text:span><text:span text:style-name="T10">Tokup ran BRD with Pughouse, winning nothing.</text:span><text:span text:style-name="T20">1009</text:span></text:p>
      <text:p text:style-name="P13"><text:span text:style-name="T10"/></text:p>
      <text:p text:style-name="P14"><text:span text:style-name="T1">vii.vii</text:span></text:p>
      <text:p text:style-name="P14"><text:span text:style-name="T1"/></text:p>
      <text:p text:style-name="P15"><text:span text:style-name="T1">Ross </text:span><text:span text:style-name="T11">typed</text:span><text:span text:style-name="T1"> on his </text:span><text:span text:style-name="T11">device</text:span><text:span text:style-name="T1">:</text:span></text:p>
      <text:p text:style-name="P15"><text:span text:style-name="T1"><text:s text:c="3"/></text:span><text:span text:style-name="T12">I woke from many senseless dreams and the reality of Stephen blasting movies in the basement + garbage truck chaos. I charged my phone, put on shorts/hat/flops, put my cup/wallet/phone into the Host Defense bag, walked slowly to Battle Cat, drank a double espresso + some lime <text:s/>bubbles.</text:span></text:p>
      <text:p text:style-name="P15"><text:span text:style-name="T12"><text:s text:c="3"/>I played Wordle (STILT in five,) looked at the Bot for the first time, shared my score with Bamboo Forest/family, walked to the end of Haywood, down the hill, across the bridge while thinking about the Beatles. I went around the traffic circle, sat at the bus stop, typed.</text:span><text:span text:style-name="T21">1152</text:span></text:p>
      <text:p text:style-name="P15"><text:span text:style-name="T12"><text:s text:c="3"/>I stood up, walked to the Greagle thinking about the time a lady almost hit me in that intersection and how I thought I would always be prepared for that kind of situation. Well, a white work van came even closer; I had to run and do a spin to avoid being hit by a couple inches. He turned left onto Clingman and I'm unsure if he ever saw me. I sat down on the nearest set of steps to write and let the adrenaline surge through.</text:span><text:span text:style-name="T21">1201</text:span></text:p>
      <text:p text:style-name="P15"><text:span text:style-name="T12"><text:s text:c="3"/>I walked up the hill, sat at the next bus stop, had a text from Hannah, "Good morning sweet pea! Hope your day is good"</text:span></text:p>
      <text:p text:style-name="P15"><text:span text:style-name="T12"><text:s text:c="3"/>I said, "Well I narrowly avoided getting run over by a work truck in the crosswalk at the grey eagle just now, like had to run and do a spin maneuver. He turned left and kept going, not sure he ever saw me</text:span></text:p>
      <text:p text:style-name="P15"><text:soft-page-break/><text:span text:style-name="T12"><text:s text:c="3"/>But yes, it has been good and I hope yours is too" </text:span><text:span text:style-name="T21">1211</text:span></text:p>
      <text:p text:style-name="P15"><text:span text:style-name="T12"><text:s text:c="3"/>I turned right at Hilliard, crossed into the monstrosity parking lot, went onto Sneaky South Ann, up the hill behind Bee Thai, across French Broad, into downtown, passed over Biltmore, went through Pack Square, turned right at College, got into the shade of the bank, saw I had another text from Hannah, sat at the bus stop. </text:span></text:p>
      <text:p text:style-name="P15"><text:span text:style-name="T12"><text:s text:c="3"/>"I hope you are okay sweet pea! I am glad you are safe," she said.</text:span></text:p>
      <text:p text:style-name="P15"><text:span text:style-name="T12"><text:s text:c="3"/>I said, "Yeah just a lil rush of adrenaline/anger. I'm arriving at the bank now and I love you so much" </text:span><text:span text:style-name="T21">1240</text:span></text:p>
      <text:p text:style-name="P15"><text:span text:style-name="T12"><text:s text:c="3"/>I went into the bank, deposited $250 from the Stacoah gig, walked west on College, turned right at Rankin, sat on the sidewalk for a </text:span><text:span text:style-name="T13">moment</text:span><text:span text:style-name="T12"> texting Hannah, went into High Five, ordered a drip, talked with the baristas and how drip needs a more hip name, walked to the park, texted with Hannah about her friend that had been hit after her CD release at the greagle, got Cliff's number, said,</text:span></text:p>
      <text:p text:style-name="P15"><text:span text:style-name="T12"><text:s text:c="3"/>"Yo Cliff, it's Ross! Thanks again for having us the other day. I've been thinking about how fun that gig was and figured I would snag your number from Hannah in case you ever needed any drumming. Your tunes are great and I would love to play on them if you ever need"</text:span></text:p>
      <text:p text:style-name="P15"><text:span text:style-name="T12"><text:s text:c="3"/>He said, "Heck yeah bud! Glad yall had a good time. I do wanna get that stuff figured out for live band." </text:span><text:span text:style-name="T21">112</text:span></text:p>
      <text:p text:style-name="P15"><text:span text:style-name="T12"><text:s text:c="3"/>I settled up with Dave, paid a week of rent, walked to Malaprops, looked for a journal, walked to the library, which was closed. I cut across to Battery Park, the indoor restroom, took a seat.</text:span><text:span text:style-name="T21">145</text:span></text:p>
      <text:p text:style-name="P15"><text:span text:style-name="T21"/></text:p>
      <text:p text:style-name="P16"><text:span text:style-name="T42">Ross walked out of </text:span><text:span text:style-name="T54">downtown</text:span><text:span text:style-name="T42">, </text:span><text:span text:style-name="T54">sat</text:span><text:span text:style-name="T42"> at the Clingman bus stop, did a chess puzzle, went across the bridge </text:span><text:span text:style-name="T46">to the</text:span><text:span text:style-name="T42"> next stop, did another puzzle, walked up the hill. It started to rain. He tried to wait it out at Taco Billy, but, </text:span><text:span text:style-name="T46">once the weather app</text:span><text:span text:style-name="T42"> finally updated, he summon</text:span><text:span text:style-name="T46">ed</text:span><text:span text:style-name="T42"> an Uber, rode to Meyers, got debriefed by Stephen, sat at the computer, wrote,</text:span><text:span text:style-name="T23">328</text:span><text:span text:style-name="T42"> </text:span><text:soft-page-break/><text:span text:style-name="T43">made his bed, cooked noodles,</text:span><text:span text:style-name="T24">351</text:span><text:span text:style-name="T44"> </text:span><text:span text:style-name="T46">laid</text:span><text:span text:style-name="T44"> in bed, clean</text:span><text:span text:style-name="T46">ed</text:span><text:span text:style-name="T44"> his room, heard from Stephen that Tony had possibly been shitting in the sink,</text:span><text:span text:style-name="T25">446</text:span><text:span text:style-name="T45"> talked to Hannah, took a bath,</text:span><text:span text:style-name="T26">545</text:span><text:span text:style-name="T45"> </text:span><text:span text:style-name="T47">updated his website, </text:span><text:span text:style-name="T48">made a cup of coffee</text:span><text:span text:style-name="T47">.</text:span><text:span text:style-name="T27">62</text:span><text:span text:style-name="T28">4 </text:span></text:p>
      <text:p text:style-name="P16"><text:span text:style-name="T49"><text:s text:c="3"/></text:span><text:span text:style-name="T50">Ross walked to Ingles, bought grapes, pizza, hop water, went down to Downing, looked at his phone on the couch while Hannah fluttered about, made pizza, ate while watching Throw Down, made love, went to sleep.</text:span></text:p>
      <text:p text:style-name="P16"><text:span text:style-name="T50"/></text:p>
      <text:p text:style-name="P17"><text:span text:style-name="T42">vii.viii</text:span></text:p>
      <text:p text:style-name="P17"><text:span text:style-name="T42"/></text:p>
      <text:p text:style-name="P17"><text:span text:style-name="T42">Ross woke to Hannah’s kitchen alarm, made coffees, ate grapes, walked with Hannah to Bad Manners, where he ordered a drip, then to Meyers, sat on the swing, scared the bird, kissed Hannah goodbye, went inside, put hop waters in the fridge, turned on the coffee warmer,</text:span><text:span text:style-name="T23">842</text:span><text:span text:style-name="T42"> </text:span><text:span text:style-name="T51">looked at his phone, took the most amazing nap,</text:span><text:span text:style-name="T29">1229</text:span><text:span text:style-name="T51"> </text:span><text:span text:style-name="T52">looked at his phone, made a sandwich, ate in the kitchen, got rundown of Stephen’s stressors.</text:span><text:span text:style-name="T30">153</text:span></text:p>
      <text:p text:style-name="P17"><text:span text:style-name="T52"><text:s text:c="3"/></text:span><text:span text:style-name="T53">Ross was very pleased to do nothing with the rest of his day. He made noodles, listened to a playlist Wyndham had sent, organized his books, drank hop water, sent Erica pictures of her debit cards, talked to Hannah after class, tidied the iMac desk, went to sleep when it was well and truly dark.</text:span></text:p>
      <text:p text:style-name="P17"><text:span text:style-name="T53"/></text:p>
      <text:p text:style-name="P33"><text:span text:style-name="T53">V</text:span><text:span text:style-name="T42">II.IX</text:span></text:p>
      <text:p text:style-name="P33"><text:span text:style-name="T42"/></text:p>
      <text:p text:style-name="P33"><text:span text:style-name="T42">I woke at seven, felt achey from doing nothing all day. Haden was banging around, gathering belongings. I sat up, closed my eyes, laid back down. She left and I immediately heard Stephen clanking around.</text:span></text:p>
      <text:p text:style-name="P33"><text:span text:style-name="T42"><text:s text:c="3"/>I typed up the end of my previous entry, played Wordle (NOVEL in five,) packed my scratch journal, </text:span><text:span text:style-name="T55">On Quality</text:span><text:span text:style-name="T56">, two pens, wallet, phone, went into the kitchen, borrowed a splash of coffee, heard about Stephen vomiting from cleaning chemicals, grabbed a hop water, left the house.</text:span></text:p>
      <text:p text:style-name="P33"><text:span text:style-name="T56"><text:s text:c="3"/>The birb was standingon the ground. I congratulated her on her hatching, which I may not yet have written about. I walked up to the Freemason </text:span><text:soft-page-break/><text:span text:style-name="T56">lodge, sat, finished my coffee, switched to hope water, walked to Battle Cat, ordered a double espresso, sat on the porch, edited four pages, wrote,</text:span><text:span text:style-name="T31">1112</text:span><text:span text:style-name="T56"> read a chapter of </text:span><text:span text:style-name="T55">On Quality</text:span><text:span text:style-name="T56">,</text:span><text:span text:style-name="T31">1143</text:span><text:span text:style-name="T56"> talked to Hannah on the phone.</text:span><text:span text:style-name="T31">1150</text:span></text:p>
      <text:p text:style-name="P33"><text:span text:style-name="T56"><text:s text:c="3"/>she said she was running behind, so I walked to Cooperative, ordered a drip and a draft bubbly water. I think the water was free, which actually makes the $3.75 drip seem reasonable.</text:span><text:span text:style-name="T31">1203</text:span><text:span text:style-name="T56"> I read another chapter, heard from Hannah, correctly solved five chess puzzles.</text:span><text:span text:style-name="T31">1231</text:span></text:p>
      <text:p text:style-name="P33"><text:span text:style-name="T14"/></text:p>
      <text:p text:style-name="P18"><text:span text:style-name="T56">Ross got a text from Hannah saying she’d arrived, walked across the street to Taco Billy. Hannah pointed out that there were 3D printers in the space next door. Ross spun around his hat, peered inside. A tall fellow opened the door and invited them inside to his studio where he had been printing magnetic topographical maps. They talked for a while, parted ways.</text:span></text:p>
      <text:p text:style-name="P18"><text:span text:style-name="T56"><text:s text:c="3"/>Ross &amp; Hannah went into Taco Billy, ordered four tacos, sat out back, ate, chatted, listened to Miley/Taytay. Ross walked alongside Hannah as she walked her bike up the hill. They wished each other good gigs/broken legs as she peddled off. He went to Ingles, bought grapes/floss, walked to Meyers, put things away, hung up his bag, wrote,</text:span><text:span text:style-name="T31">236</text:span><text:span text:style-name="T56"> </text:span><text:span text:style-name="T57">laid in bed looking at his phone, put some gig clothes in the Camry.</text:span><text:span text:style-name="T32">534</text:span><text:span text:style-name="T57"> </text:span></text:p>
      <text:p text:style-name="P18"><text:span text:style-name="T57"><text:s text:c="3"/></text:span><text:span text:style-name="T58">Ross wrote in his scratch journal: </text:span><text:span text:style-name="T77">I got in the car, drove west on 40, took exit 64, arrived at the Town Pump, loaded in my throne, put it in a cozy corner of the stage. I laid out the rug, set up hardware/drums, hugged Terri, who agreed it was a little ridiculous if it was indeed my first time there. I walked around the block to the Grange, ordered a lil cheeseburger w/ tots——they were all out of hot dogs——and a Coke, sat at a wet table, wrote,</text:span><text:span text:style-name="T22">635</text:span><text:span text:style-name="T77"> ate while listening to Ozzy Osbourne trivia.</text:span><text:span text:style-name="T22">648</text:span></text:p>
      <text:p text:style-name="P18"><text:span text:style-name="T22"/></text:p>
      <text:p text:style-name="P19"><text:span text:style-name="T56">When the trivia host announced it was time for a bio break, Ross approached him and said, “Only MMO </text:span><text:soft-page-break/><text:span text:style-name="T56">players say bio break,” and the host said, “Ah yes, many years on World of Craft.” Ross walked back to the Tavern, ordered an Athletica, sat on the back deck, decided he wanted his book, walked inside but saw that it was raining out front. He waited for that, grabbed his book, read maybe a page, talked to a french girl while Wyndham, Charlie, Kevin loaded in, set up, checked sounds.</text:span></text:p>
      <text:p text:style-name="P19"><text:span text:style-name="T56"><text:s text:c="3"/>He stood outside with Kevin and Charlie, chatted a bit, went inside, played two hours of bar music. During the third-to-last song, Cripple Creek, after all the parts of the song had been played and everyone had taken a solo, Ross played a clear drum fill to end the song, which apparently interrupted a solo Wyndham had intended to take. Wyndham said, “You’re fired,” to which the rest of the band laughed. He said, “Seriously, that’s not cool. Don’t ever do that. I end the tunes. Please don’t do that again.”</text:span></text:p>
      <text:p text:style-name="P19"><text:span text:style-name="T56"><text:s text:c="3"/>The group played two more songs, ending with Sultans of Swing. Wyndham was embarrased, apologized, but Ross was unphased, more intrigued than anything. He also had an email from Morgan: <text:s text:c="3"/></text:span></text:p>
      <text:p text:style-name="P19"><text:span text:style-name="T76"><text:s text:c="3"/>Ross,</text:span></text:p>
      <text:p text:style-name="P19"><text:span text:style-name="T76"><text:s text:c="3"/>Hello to you!</text:span></text:p>
      <text:p text:style-name="P19"><text:span text:style-name="T76"><text:s text:c="3"/>Our probation period is 3 months, after which everyone gets a personalized raise based on performance, experience, and compatibility with the Nerd Sanctuary's mission vision. Everyone starts at $10/hr through probation (especially as the store is still recovering from Helene).</text:span></text:p>
      <text:p text:style-name="P19"><text:span text:style-name="T76"><text:s text:c="3"/>We are starting with having someone cover all Sundays &amp;/or Mondays (as Matt &amp; I only have our kids that full day, being blended families &amp; Mondays are allday Dr appts for our newest addition) so we're seeking the person to start with these shifts and grow in hours as business improves throughout the season.</text:span></text:p>
      <text:p text:style-name="P19"><text:span text:style-name="T76"><text:s text:c="3"/>If that sounds like the environment you'd like to work in, please, message back to set up an in-person meeting.</text:span></text:p>
      <text:p text:style-name="P19"><text:span text:style-name="T76"><text:s text:c="3"/>Warmest Regards,</text:span></text:p>
      <text:p text:style-name="P19"><text:span text:style-name="T76"><text:s text:c="3"/>Morgan</text:span></text:p>
      <text:p text:style-name="P19"><text:soft-page-break/><text:span text:style-name="T56">Ross packed up his drums, said goodbye to his friends, ordered a Heiny Zero from Zach, drove in the rain to Downing, where Hannah was already in bed. He changed out of his wet clothes and they talked a while about their gigs and job opportunities before going to sleep.</text:span></text:p>
      <text:p text:style-name="P19"><text:span text:style-name="T56"/></text:p>
      <text:p text:style-name="P19"><text:span text:style-name="T56">vii.x</text:span></text:p>
      <text:p text:style-name="P19"><text:span text:style-name="T56"/></text:p>
      <text:p text:style-name="P19"><text:span text:style-name="T56">Ross was tired when Hannah got up. She suggested Taco Billy for breakfast and he groaned a little. She decided she would just drive to Hendersonville and he faced a bit of decision paralysis. He wanted to walk downtown to deposit his gig cash but didn’t have his bag or cup.</text:span></text:p>
      <text:p text:style-name="P19"><text:span text:style-name="T56"><text:s text:c="3"/>Ross got dressed, kissed Hannah goodbye, got in the Camry, drove to the Smokey Park SECU, went into Ingles, started to look around for lunch things but realized he would end up spending a lot of money. He ordered a tall Sumatra, drove to Goodwill, but they didn’t open until 10AM. He drove to Brew Pump, bought a case of hop water, drove slowly to Meyers, put away his things.</text:span><text:span text:style-name="T31">1003</text:span><text:span text:style-name="T56"> </text:span></text:p>
      <text:p text:style-name="P19"><text:span text:style-name="T56"><text:s text:c="3"/></text:span><text:span text:style-name="T59">Ross relaxed, </text:span><text:span text:style-name="T60">read, </text:span><text:span text:style-name="T59">made split-pea noodle mush in the wok, took a heavy nap, woke up to texts including one from Hannah that said she and Ryan were at Odd’s. He walked up, ordered a coffee, felt the vibes shift into absurdity. He drove Hannah to Baby Bull, where they had a nice dinner, then Lowe’s, where they bought a paving slab for the cats and some toilet paper.</text:span></text:p>
      <text:p text:style-name="P19"><text:span text:style-name="T59"><text:s text:c="3"/>They drove to Ingles, bought coffee + ice cream, then down to Downing, where they watched an episode of Throw Down and went to bed.</text:span></text:p>
      <text:p text:style-name="P19"><text:span text:style-name="T59"/></text:p>
      <text:p text:style-name="P20"><text:span text:style-name="T56">vii.xi</text:span></text:p>
      <text:p text:style-name="P20"><text:span text:style-name="T56"/></text:p>
      <text:p text:style-name="P20"><text:span text:style-name="T56">Hannah’s alarm went off and she hit the kettle, went back to bed. Ross got up, made a coffee, sat on the couch, cuddled, made another coffee while Hannah was in the shower. He watched her attach her bike rack with worry, got in the car, rode to Meyers, kissed </text:span><text:soft-page-break/><text:span text:style-name="T56">her goodbye, put his coffee on the warmer, laid in bed.</text:span><text:span text:style-name="T31">935</text:span></text:p>
      <text:p text:style-name="P20"><text:span text:style-name="T31"><text:s text:c="3"/></text:span><text:span text:style-name="T61">Kamaka made a piece of mooncloth.</text:span><text:span text:style-name="T33">1022</text:span><text:span text:style-name="T61"> </text:span></text:p>
      <text:p text:style-name="P20"><text:span text:style-name="T61"/></text:p>
      <text:p text:style-name="P34"><text:span text:style-name="T56">I got in the Camry, drove to Trammell, found the key, let Chuck out. She was very excited then immediately anxious about something. It took me a while to realize it was the thunderstorm, that she only felt safe with me in the bedroom and herself under the bed.</text:span></text:p>
      <text:p text:style-name="P34"><text:span text:style-name="T56"><text:s text:c="3"/>We stayed like that basically all night aside from dinnertime. I talked to Hannah a couple times, ate lots of snacks, designed the C-60 on KLE, eventually decided to redesign it to be a sub-60 form factor. I visualized the specifics of the case for a long time and eventually decided I wanted to do no baselayer, 3mm wall, 3D-printed hairband gasket shelf w/ magnets + 2mm lip, then a topshell.</text:span></text:p>
      <text:p text:style-name="P34"><text:span text:style-name="T56"><text:s text:c="3"/>The only remaining mystery is whether I should integrate the MCU. My original thought was to save costs by not, but there’s barely enough room for it in the current layercase, and this would be 3MM shorter.</text:span></text:p>
      <text:p text:style-name="P34"><text:span text:style-name="T56"/></text:p>
      <text:p text:style-name="P34"><text:span text:style-name="T56">VII.XII</text:span></text:p>
      <text:p text:style-name="P34"><text:span text:style-name="T56"/></text:p>
      <text:p text:style-name="P34"><text:span text:style-name="T56">I slept til the monsters demanded food, fed them, ate fwuit, went back to bed, woke with a stiff back, made espresso, went out on the porch.</text:span><text:span text:style-name="T31">1054</text:span></text:p>
      <text:p text:style-name="P34"><text:span text:style-name="T56"><text:s text:c="3"/>I drank that, did the dishes cleaned the litter, talked to Hannah, figured out how to dispense hot water from the espresso machine, made an Americano, did kung-fu w/ Chuck on the porch, packed my bag, drove downtown.</text:span></text:p>
      <text:p text:style-name="P34"><text:span text:style-name="T56"><text:s text:c="3"/>I parked next to Charlie the Human’s car, went inside the LaZoom Room, chatted w/ Jenn, said what’s-up to Matt, loaded drums onto the bus, greeted Charlie/Dulci, told her about Wyndham’s explosion. We drove to Highland with Fletcher hosting, rehearsed, rode to New Belgium, jammed, rode to Wedge, rehearsed, rode downtown.</text:span></text:p>
      <text:p text:style-name="P34"><text:span text:style-name="T56"><text:s text:c="3"/>I was tired, packed up drums, said goodbye to the friends, went to the co-op, bought noodles, ginger </text:span><text:soft-page-break/><text:span text:style-name="T56">ale, a plum, sat in the shade, ate, talked to Hannah. I drove to Meyers, talked to her again, went inside, got bugged by Stephen, got into Hannah’s car, rode to Ace, got a nut for her mic stand.</text:span></text:p>
      <text:p text:style-name="P34"><text:span text:style-name="T56"><text:s text:c="3"/>We went down to Downing, sat on the couch, looked at our phones, talked about keyboards, read from </text:span><text:span text:style-name="T55">The Artist’s Way</text:span><text:span text:style-name="T56">, cuddled, went to bed.</text:span></text:p>
      <text:p text:style-name="P34"><text:span text:style-name="T56"/></text:p>
      <text:p text:style-name="P34"><text:span text:style-name="T56">VII.XIII</text:span></text:p>
      <text:p text:style-name="P34"><text:span text:style-name="T56"/></text:p>
      <text:p text:style-name="P34"><text:span text:style-name="T56">Woke at 7:30 from having clearly slept hard, looked at my phone for an hour, heard Hannah stirring, cuddled, made coffees, drank on the couch while looking at my phone. We drove to the newly reopened High Five by the river, drank, ate, sat in/on the tarp/hammock while working on projects.</text:span><text:span text:style-name="T31">1157</text:span></text:p>
      <text:p text:style-name="P34"><text:span text:style-name="T14"/></text:p>
      <text:p text:style-name="P21"><text:span text:style-name="T56">We moved to a table, talked about pontooning, drove to Chipotle, picked up food, went to her house, parted ways. I talked with Kathryn in the yard about the video debating where the downbeat is in </text:span><text:span text:style-name="T76">Roll Out.</text:span><text:span text:style-name="T56"> I walked to Ingles, bought grapes, continued to Meyers, set the iMac up at the living room table, created the PCB for shortcut while eating a burrito, took some breaks, eventually had switches, diodes, mcu pins, routing, reset button, graphics, text, mounting house and an error-free DRC.</text:span></text:p>
      <text:p text:style-name="P21"><text:span text:style-name="T56"><text:s text:c="3"/>I turned on the light in my bedroom, set up the MacBook air, transcribed entries, wrote.</text:span><text:span text:style-name="T31">939</text:span><text:span text:style-name="T56"> </text:span></text:p>
      <text:p text:style-name="P21"><text:span text:style-name="T56"/></text:p>
      <text:p text:style-name="P35"><text:span text:style-name="T56">VII.XIV</text:span></text:p>
      <text:p text:style-name="P35"><text:span text:style-name="T56"/></text:p>
      <text:p text:style-name="P35"><text:span text:style-name="T56">I woke feeling very tired, sore even, eventually got up, ate some grapes, lay back down, mustered strength, left the house, walked to the bus stop just before the bridge.</text:span><text:span text:style-name="T31">1010</text:span><text:span text:style-name="T56"> I guess I also played Wordle (UNDID in four.) I do not understand why I feel so sore.</text:span></text:p>
      <text:p text:style-name="P35"><text:span text:style-name="T56"><text:s text:c="3"/>I walked across the bridge, sat at the next stop, did a chess puzzle, went up the hill, through downtown to the bank, deposited $40 in cash (LaZoom tips + Kevsitting,) and a $125 check from the bus, walked to High Five, ordered a drip/Spindrift, sat </text:span><text:soft-page-break/><text:span text:style-name="T56">in the window for five secs, walked to the park, sat under a tree, checked my finances and my calendar, wrote.</text:span><text:span text:style-name="T31">1139</text:span><text:span text:style-name="T56"> </text:span><text:span text:style-name="T78">I can’t be</text:span><text:span text:style-name="T79"> I’m</text:span><text:span text:style-name="T56"> so excited to have three gigs coming up this weekend.</text:span></text:p>
      <text:p text:style-name="P35"><text:span text:style-name="T56"/></text:p>
      <text:p text:style-name="P22"><text:span text:style-name="T56">Ross gathered his things, got up, walked down the stairs. A friendly black dude asked him what he was doing over there. He said, “Checking my finances and my calendar, doing some thinking and some not thinking.” They talked about jobs, drums, apartments, PAs. Ross learned his name was Crow, walked back west, stopping spontaneously into the WALK, where he ordered lasagna soup, which wasn’t nearly noodly enough.</text:span></text:p>
      <text:p text:style-name="P22"><text:span text:style-name="T56"><text:s text:c="3"/>He drank some Coke, paid, walked to Meyers, laid on the bed, moved to the computer, transcribed, wrote.</text:span><text:span text:style-name="T31">230</text:span><text:span text:style-name="T56"> </text:span><text:span text:style-name="T62">He ordered the Shortcut PCB, started on the case design, laid in bed, drove to Mizu, ate beef udon, drove to the Hot Spot, bought a coffee, drove to Waterford Court. He chatted with Alex, greeted Charlie, got the rundown on taking care of Ophelia/Merlin, drank an NA beer, toured the garden, got back in the car.</text:span></text:p>
      <text:p text:style-name="P22"><text:span text:style-name="T62"><text:s text:c="3"/>He talked to Hannah on the phone, drove to Meyers, did some more case design, walked down to Downing, cuddled on the couch with Hannah. They decided to take a walk, headed for the Hop, went to West Village Market instead, but they were closed, so they went across the street to the Brew Pump, got some hop waters + Purple People Feeder, chatted with Nelia/Penny, walked down to Downing, ate, made love, went to bed.</text:span></text:p>
      <text:p text:style-name="P22"><text:span text:style-name="T62"/></text:p>
      <text:p text:style-name="P23"><text:span text:style-name="T56">vii.xv</text:span></text:p>
      <text:p text:style-name="P23"><text:span text:style-name="T56"/></text:p>
      <text:p text:style-name="P23"><text:span text:style-name="T56">Ross woke to Hannah’s alarm, cuddled, made coffees, sat on the couch, watched videos including Bulgarian Womens Choir and the 2002 JHS show, walked to Ingles, bought peas/ramen/hope water, went to Bad Manners, ordered a drip, dripped his way to Meyers, ate grapes, finished the 2D portion of Shortcut case design.</text:span><text:span text:style-name="T31">1125</text:span><text:span text:style-name="T56"> </text:span><text:span text:style-name="T63">He went into WoW, checked mail on all his </text:span><text:soft-page-break/><text:span text:style-name="T63">toons, waved goodbye to Dookem accidentally, then everyone.</text:span><text:span text:style-name="T34">1140</text:span><text:span text:style-name="T63"> </text:span></text:p>
      <text:p text:style-name="P23"><text:span text:style-name="T63"><text:s text:c="3"/></text:span><text:span text:style-name="T64">Ross went into OnShape, designed the Shortcut case as best he could, drove to Morgan’s Comics, had a comfortable and exciting interview with Matt, Morgan, Bird, got in the car, called Hannah with no answer, drove to Meyers, made some peas/noodles, talked to Hannah, polished up the Shortcut case, took a bath, shaved, including mustache.</text:span><text:span text:style-name="T35">820</text:span><text:span text:style-name="T64"> </text:span></text:p>
      <text:p text:style-name="P23"><text:span text:style-name="T64"><text:s text:c="3"/></text:span><text:span text:style-name="T65">Ross loaded his project into the Bambu Studio Slicer, found it was too large to be printed no matter how he sliced it, felt dejected, thought his clean-shaven was stupid, had a tinge of regret over getting a job. Hannah called, invited herself over. They cuddled in the bed until Ross felt better and had an idea about how to continue his projects.</text:span><text:span text:style-name="T36">1038</text:span><text:span text:style-name="T65"> </text:span></text:p>
      <text:p text:style-name="P23"><text:span text:style-name="T65"/></text:p>
      <text:p text:style-name="P24"><text:span text:style-name="T65">v</text:span><text:span text:style-name="T56">ii.xvi</text:span></text:p>
      <text:p text:style-name="P24"><text:span text:style-name="T56"/></text:p>
      <text:p text:style-name="P24"><text:span text:style-name="T56">Ross woke, busted at Wordle (NERVY,) laid in bed for too long, made a coffee, his first good one in a while from the espresso machine, borrowed $25 from Dave, went to UJ, ate a turkey pita w/ tots, no beverage, talked to Alisha, walked to Morgan’s Comics, toured the facilities, fixed up the comic wall, looked at spreadsheets, stamped logos on bags, drank a Sunkist, swept, got the crash course on how to open/close.</text:span></text:p>
      <text:p text:style-name="P24"><text:span text:style-name="T56"><text:s text:c="3"/>He walked to Meyers, talked to Dustin/Amy, went in the house, drank a hop water, got in his tux, drove to LaZoom Room, walked to Wortham, chatted with Smitty/???, ate hour’dourves, drank drinks, listened to Elizabeth Corvi, a couple bankers, watched the season preview.</text:span></text:p>
      <text:p text:style-name="P24"><text:span text:style-name="T56"><text:s text:c="3"/>Ross kissed Hannah goodbye, drove to Trammell, got high, played </text:span><text:span text:style-name="T76">Only Takes a Minute, Birds of a Feather, s</text:span><text:span text:style-name="T56">ome new cover, </text:span><text:span text:style-name="T76">Time is Infinite </text:span><text:span text:style-name="T56">with Ryan, Dulci, Kevin (on keys/LH Moog,) chatted in the yard w/ Fwuit, grabbed some pretzel dogs, drove to Meyers, talked to Hannah on the phone, who said she was wanting to have more of an arist’s life, went inside, opened a hop water, took off his tux, wrote.</text:span><text:span text:style-name="T31">1117</text:span><text:span text:style-name="T56"> </text:span></text:p>
      <text:p text:style-name="P25"><text:span text:style-name="T56">vii.xvii</text:span></text:p>
      <text:p text:style-name="P26"><text:span text:style-name="T56"/></text:p>
      <text:p text:style-name="P26"><text:span text:style-name="T56">Ross had a hard time waking up, made two coffees, drove to Downing, loaded in, set up, had a fulfilling rehearsal with Kevin, Dulaney, Hannah, packed up, loaded out, went to Taco Billy with Hannah, dropped her off at Downing, drove to Meyers, moved the glass desk over to the window, set the iMac on it, turned it on.</text:span><text:span text:style-name="T31">210</text:span><text:span text:style-name="T56"> </text:span></text:p>
      <text:p text:style-name="P26"><text:span text:style-name="T56"><text:s text:c="3"/></text:span><text:span text:style-name="T66">Ross did a 2D mockup of the third iteration of the Shortcut case, got dressed, </text:span><text:span text:style-name="T67">made a coffee,</text:span><text:span text:style-name="T66"> drove to Zadie’s, got a sour NA beer, chatted with Luke, greeted Ryan, sat up drums, ate a veggie bowl, checked sounds, played a fun set, took a break, played another fun set, broke down quickly to avoid incoming storms, talked to Hannah on the phone, drove to Meyers, lay in bed, looked at his phone.</text:span><text:span text:style-name="T37">926</text:span><text:span text:style-name="T66"> </text:span></text:p>
      <text:p text:style-name="P26"><text:span text:style-name="T66"><text:s text:c="3"/></text:span><text:span text:style-name="T68">He did 2D case design, loaded it into OnShape, noted a couple desired changes, went to bed.</text:span></text:p>
      <text:p text:style-name="P26"><text:span text:style-name="T68"/></text:p>
      <text:p text:style-name="P27"><text:span text:style-name="T56">vii.xviii</text:span></text:p>
      <text:p text:style-name="P27"><text:span text:style-name="T56"/></text:p>
      <text:p text:style-name="P27"><text:span text:style-name="T56">Ross woke around 9, struggled with Wordle, made coffee, talked to Hannah, did case design, made another coffee, got lasercutting quotes from Ponoko, realized they offer 3D printing, got a quote on the original Shortcut case design, which was $45 for the bottom layers as opposed to $80.</text:span><text:span text:style-name="T31">1258</text:span><text:span text:style-name="T56"> </text:span></text:p>
      <text:p text:style-name="P27"><text:span text:style-name="T56"><text:s text:c="3"/></text:span><text:span text:style-name="T69">Ross did another iteration, 3DP with thicc walls, sent for quotes, drove to Baby Bull, was told to wait 20 minutes, ordered a burger/fries/Coke, drove to Downing, loaded Hannah things into the Camry, drove to Eda’s Hideaway, loaded in, set up, greeted Hannah, Jackson, Kevin, checked sounds, played a fun set, took a long break, played a still-fun set to a less-full room, packed up, waited for Hannah to finish talking to friends, caravanned to Downing, lay on the couch, fell asleep.</text:span></text:p>
      <text:p text:style-name="P28"><text:span text:style-name="T56">vii.xix</text:span></text:p>
      <text:p text:style-name="P29"><text:span text:style-name="T56"/></text:p>
      <text:p text:style-name="P29"><text:span text:style-name="T56">Ross woke when Hannah came to check on him, cuddled, got a random call from Jeff Ratner, talked to him for 30 minutes, made coffee, ate pancakes with Hannah, drove to Meyers, caught up with Stephen, lay on the bed, fell asleep, got up, turned on the coffee maker, heated up some water.</text:span><text:span text:style-name="T31">337</text:span><text:span text:style-name="T56"> </text:span></text:p>
      <text:p text:style-name="P29"><text:span text:style-name="T56"><text:s text:c="3"/></text:span><text:span text:style-name="T70">Ross made two coffees, got in the Camry, drove to Saluda, slowly loaded into the Purple Onion, set up around Kyle, ordered halibut/bork pelly special, ate in the grotto, played a fun show with Dulci, Alyse, Kevin, Ryan, packed up, drank an Athletic, got back in the Camry, drove up 26, talking to Hannah, arrived at Meyers, took off his star blue button-up, lay on the bed, looked at his phone.</text:span><text:span text:style-name="T38">1133</text:span><text:span text:style-name="T70"> </text:span></text:p>
      <text:p text:style-name="P29"><text:span text:style-name="T70"/></text:p>
      <text:p text:style-name="P30"><text:span text:style-name="T70">v</text:span><text:span text:style-name="T56">ii.xx</text:span></text:p>
      <text:p text:style-name="P30"><text:span text:style-name="T56"/></text:p>
      <text:p text:style-name="P30"><text:span text:style-name="T56">Ross woke at ten, talked to Hannah, made coffee, flopped around in bed, eventually flashed a Rebound w/ Piframe, was baffled that it worked on the iMac but not Air.</text:span><text:span text:style-name="T31">126</text:span><text:span text:style-name="T56"> </text:span><text:span text:style-name="T71">He continued to rot as Hannah’s day got delayed, eventually ordering a pizza.</text:span><text:span text:style-name="T39">606</text:span><text:span text:style-name="T71"> </text:span></text:p>
      <text:p text:style-name="P30"><text:span text:style-name="T71"><text:s text:c="3"/></text:span><text:span text:style-name="T72">He ate, slowly realizing his pizza, despite having the correct vibes, was 4/6</text:span><text:span text:style-name="T40">th</text:span><text:span text:style-name="T72"> incorrect toppings, called Hannah, walked to Ingles, bought grapes/hop water, continued down to Downing, saw a bear, sat on the couch, read some of Hannah’s homework, watched an episode of pottery, had phone time, went to bed in the newly rearranged middle room.</text:span></text:p>
      <text:p text:style-name="P30"><text:span text:style-name="T72"/></text:p>
      <text:p text:style-name="P36"><text:span text:style-name="T56">VII.XXI</text:span></text:p>
      <text:p text:style-name="P36"><text:span text:style-name="T74"/></text:p>
      <text:p text:style-name="P36"><text:span text:style-name="T56">Woke to the sound of Hannah’s alarms after dreams of touring ‘Virginia Tech’ in search of Adam Bolt, who had been appointed a designated entity by Donald Trump to provide an item that shortened a freshman quest. Maddy Schuler was there too.</text:span></text:p>
      <text:p text:style-name="P36"><text:span text:style-name="T56"><text:s text:c="3"/>I snuggled Hannah, made her a coffee, sat in the relocated blue chair, watched her stretch, used my laser vision to heal her. When she got in the </text:span><text:soft-page-break/><text:span text:style-name="T56">shower, I made the middle bed, gathered belongings, ate some grapes, played Wordle (TIZZY in six,) hugged her goodbye, walked to Battle Cat, realizing I had forgotten my cup. I ordered an espresso/lime La Croix, drank on the porch, texted with Hannah.</text:span><text:span text:style-name="T31">956</text:span></text:p>
      <text:p text:style-name="P36"><text:span text:style-name="T56"/></text:p>
      <text:p text:style-name="P31"><text:span text:style-name="T56">Ross walked to the bank, deposited $270 in cash, paid one week of rent doubled back to High Five, ordered a double espresso, which came with some fizzy water, drank in the window, paid car insurance, walked to Pritchard, called Jeff Ratner, chatted for 28 minutes, drank a Spindrift, walked to the Brew Pump, bought some hop water, went to Meyers, thinking about how he could possibly make a cheaper Shortcut case out of FR4/leather.</text:span><text:span text:style-name="T31">158</text:span></text:p>
      <text:p text:style-name="P36"><text:span text:style-name="T56"><text:s text:c="3"/></text:span><text:span text:style-name="T75">Ross wrote in his notebook: </text:span><text:span text:style-name="T73">I did some case brainstorming,</text:span><text:span text:style-name="T75"> (a minimal design the exact width of the PCB just barely fits on the A1 plate.)</text:span><text:span text:style-name="T73"> received my PCBs from UPS, opened them, added diodes, soldered, clipped, wrote software, flashed to an Elite-C, inserted that to the board, did a successful tweezer test, put on deodorant/a fresh T-shirt, walked to Middlemont, said hello to Ryan/Max, sat in a chair, rescued Bellah after Hannah arrived, sat back down, brainstormed spooky Americana songs.</text:span><text:span text:style-name="T41">733</text:span><text:span text:style-name="T73"> </text:span></text:p>
      <text:p text:style-name="P36"><text:span text:style-name="T73"/></text:p>
      <text:p text:style-name="P32"><text:span text:style-name="T73">R</text:span><text:span text:style-name="T56">oss, Hannah and Max went out to the garden, found Melissa, went back inside, brainstormed venues/promotion ideas. Melissa and Max went to Swannanoa. Ross and Hannah went to the WALK, ordered food, saw Julian, got in the Prius, dropped Ross off at his house, where he cleaned up soldering bits.</text:span><text:span text:style-name="T31">1041</text:span><text:span text:style-name="T56">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7-21T22:41:12.252521789</dc:date>
    <meta:editing-duration>P273DT18H27M45S</meta:editing-duration>
    <meta:editing-cycles>1662</meta:editing-cycles>
    <meta:generator>LibreOffice/24.2.5.2$MacOSX_X86_64 LibreOffice_project/bffef4ea93e59bebbeaf7f431bb02b1a39ee8a59</meta:generator>
    <meta:print-date>2025-07-14T14:49:16.529062102</meta:print-date>
    <meta:document-statistic meta:table-count="0" meta:image-count="0" meta:object-count="0" meta:page-count="15" meta:paragraph-count="112" meta:word-count="4571" meta:character-count="25852" meta:non-whitespace-character-count="21173"/>
  </office:meta>
</office:document-meta>
</file>